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6039" officeooo:paragraph-rsid="00176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xyz"/>
      </text:user-field-decls>
      <text:p text:style-name="P1">This is a test.</text:p>
      <text:p text:style-name="P1"/>
      <text:p text:style-name="P1">Here we have a field: <text:user-field-get text:name="xyz"/></text:p>
      <text:p text:style-name="P1"/>
      <text:p text:style-name="P1">… and some more tex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3:25:28.442659223</meta:creation-date>
    <dc:date>2020-03-03T13:28:55.715141988</dc:date>
    <meta:editing-duration>PT3M27S</meta:editing-duration>
    <meta:editing-cycles>1</meta:editing-cycles>
    <meta:document-statistic meta:table-count="0" meta:image-count="0" meta:object-count="0" meta:page-count="1" meta:paragraph-count="3" meta:word-count="14" meta:character-count="58" meta:non-whitespace-character-count="46"/>
    <meta:generator>LibreOffice/6.0.7.3$Linux_X86_64 LibreOffice_project/00m0$Build-3</meta:generator>
  </office:meta>
</office:document-meta>
</file>